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fo:font-variant="normal" fo:text-transform="none" fo:color="#2d3b45" style:font-name="Liberation Serif" fo:font-size="12pt" fo:letter-spacing="normal" fo:font-style="normal" fo:font-weight="normal" style:font-size-asian="12pt" style:font-size-complex="12pt"/>
    </style:style>
    <style:style style:name="P2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fo:font-variant="normal" fo:text-transform="none" fo:color="#2d3b45" style:font-name="Liberation Serif" fo:font-size="12pt" fo:letter-spacing="normal" fo:font-style="normal" fo:font-weight="normal" officeooo:rsid="00164e00" officeooo:paragraph-rsid="00164e00" style:font-size-asian="12pt" style:font-size-complex="12pt"/>
    </style:style>
    <style:style style:name="P3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fo:font-variant="normal" fo:text-transform="none" fo:color="#2d3b45" style:font-name="Liberation Serif" fo:font-size="12pt" fo:letter-spacing="normal" fo:font-style="normal" fo:font-weight="normal" officeooo:rsid="00153dd5" style:font-size-asian="12pt" style:font-size-complex="12pt"/>
    </style:style>
    <style:style style:name="P4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fo:font-variant="normal" fo:text-transform="none" fo:color="#2d3b45" style:font-name="Liberation Serif" fo:font-size="12pt" fo:letter-spacing="normal" style:font-size-asian="12pt" style:font-size-complex="12pt"/>
    </style:style>
    <style:style style:name="P5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style:font-name="Liberation Serif" fo:font-size="12pt" style:font-size-asian="12pt" style:font-size-complex="12pt"/>
    </style:style>
    <style:style style:name="P6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252in" loext:contextual-spacing="false" fo:orphans="2" fo:widows="2" fo:text-indent="0in" style:auto-text-indent="false" fo:background-color="#f5f5f5" fo:padding="0.0937in" fo:border="0.06pt solid #c7cdd1"/>
      <style:text-properties fo:font-variant="normal" fo:text-transform="none" fo:color="#2d3b45" style:font-name="Liberation Serif" fo:font-size="12pt" fo:letter-spacing="normal" fo:font-style="normal" fo:font-weight="normal" officeooo:rsid="0014cbef" officeooo:paragraph-rsid="0014cbef" style:font-size-asian="12pt" style:font-size-complex="12pt"/>
    </style:style>
    <style:style style:name="P7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252in" loext:contextual-spacing="false" fo:text-align="center" style:justify-single-word="false" fo:orphans="2" fo:widows="2" fo:text-indent="0in" style:auto-text-indent="false" fo:background-color="#f5f5f5" fo:padding="0.0937in" fo:border="0.06pt solid #c7cdd1"/>
      <style:text-properties fo:font-variant="normal" fo:text-transform="none" fo:color="#2d3b45" style:font-name="Liberation Serif" fo:font-size="12pt" fo:letter-spacing="normal" fo:font-style="normal" fo:font-weight="normal" officeooo:rsid="0014cbef" officeooo:paragraph-rsid="0014cbef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53dd5"/>
    </style:style>
    <style:style style:name="T3" style:family="text">
      <style:text-properties fo:font-style="normal" fo:font-weight="normal" officeooo:rsid="001f1d1a"/>
    </style:style>
    <style:style style:name="T4" style:family="text">
      <style:text-properties officeooo:rsid="0014cbef"/>
    </style:style>
    <style:style style:name="T5" style:family="text">
      <style:text-properties officeooo:rsid="00164e00"/>
    </style:style>
    <style:style style:name="T6" style:family="text">
      <style:text-properties officeooo:rsid="0017e4b8"/>
    </style:style>
    <style:style style:name="T7" style:family="text">
      <style:text-properties officeooo:rsid="001b4794"/>
    </style:style>
    <style:style style:name="T8" style:family="text">
      <style:text-properties officeooo:rsid="001c89b7"/>
    </style:style>
    <style:style style:name="T9" style:family="text">
      <style:text-properties officeooo:rsid="001d9a97"/>
    </style:style>
    <style:style style:name="T10" style:family="text">
      <style:text-properties officeooo:rsid="001f1d1a"/>
    </style:style>
    <style:style style:name="T11" style:family="text">
      <style:text-properties officeooo:rsid="001f7d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eremy Holloway</text:p>
      <text:p text:style-name="P6">CPSC-3220-001</text:p>
      <text:p text:style-name="P6">5/16/2019</text:p>
      <text:p text:style-name="P6"/>
      <text:p text:style-name="P7">Pre-class Assignment #3</text:p>
      <text:p text:style-name="P5"/>
      <text:p text:style-name="P1">1. What is the purpose of a hardware timer?</text:p>
      <text:p text:style-name="P1"><text:tab/><text:span text:style-name="T4">A device which is set to interrupt the processor after a specified delay, which can be a after <text:tab/>some number of instructions are executed or some time has passed.</text:span></text:p>
      <text:p text:style-name="P5"/>
      <text:p text:style-name="P1">2. What are the three ways the textbook lists for a transfer from user mode to kernel mode?</text:p>
      <text:p text:style-name="P1"><text:tab/><text:span text:style-name="T4">1. interrupts</text:span></text:p>
      <text:p text:style-name="P1"><text:tab/><text:span text:style-name="T4">2. Processor exceptions</text:span></text:p>
      <text:p text:style-name="P1"><text:tab/><text:span text:style-name="T4">3. System calls</text:span></text:p>
      <text:p text:style-name="P5"/>
      <text:p text:style-name="P1">3. What are the three minimum attributes the textbook lists for the sequence of hardware actions to</text:p>
      <text:p text:style-name="P4"><text:s text:c="3"/><text:span text:style-name="T1">transfer from user mode to kernel mode?</text:span></text:p>
      <text:p text:style-name="P4"><text:span text:style-name="T1"><text:tab/></text:span><text:span text:style-name="T2">1. </text:span><text:span text:style-name="T3">Limited kernel entry</text:span></text:p>
      <text:p text:style-name="P3"><text:tab/>2. <text:span text:style-name="T10">Atomic changes to processor state</text:span></text:p>
      <text:p text:style-name="P3"><text:tab/>3. <text:span text:style-name="T10">Transparent, restart able execution</text:span></text:p>
      <text:p text:style-name="P5"/>
      <text:p text:style-name="P1">4. What does an interrupt vector table contain?</text:p>
      <text:p text:style-name="P1"><text:tab/><text:span text:style-name="T5">An interrupt vector table contains pointers to code to run in response to different events.</text:span></text:p>
      <text:p text:style-name="P5"/>
      <text:p text:style-name="P1">5. What are the four actions in the generic interrupt response that is described in the Chapter 2B slides?</text:p>
      <text:p text:style-name="P1"><text:tab/><text:span text:style-name="T5">1. Save PC and PSR</text:span></text:p>
      <text:p text:style-name="P2"><text:tab/>2. Change execution mode to kernel</text:p>
      <text:p text:style-name="P2"><text:tab/>3. Disable or restrict further interrupts</text:p>
      <text:p text:style-name="P2"><text:tab/>4. Load new PC from interrupt vector table</text:p>
      <text:p text:style-name="P5"><text:soft-page-break/></text:p>
      <text:p text:style-name="P1">6. Why would one process need both a user stack and a kernel stack?</text:p>
      <text:p text:style-name="P1"><text:tab/><text:span text:style-name="T11">The kernel stack will always be valid and it prevents the user program fro overriding data <text:tab/>saved by the kernel.</text:span></text:p>
      <text:p text:style-name="P5"/>
      <text:p text:style-name="P1">7. Why should the hardware allow the masking of interrupts?</text:p>
      <text:p text:style-name="P1"><text:tab/><text:span text:style-name="T7">Since interrupts could arrive asynchronously which means a interrupt handler could be <text:tab/>interrupted and cause confusion in the system. <text:s/>The interrupt could cause the stack pointer to <text:tab/>be set to the base of newest interrupt and destroy the stack of currently executing handler.</text:span></text:p>
      <text:p text:style-name="P5"/>
      <text:p text:style-name="P1">8. Why should the operating system copy system call parameters before checking their validity?</text:p>
      <text:p text:style-name="P1"><text:tab/><text:span text:style-name="T8">The reason why the operating system should copy the system call parameters before checking <text:tab/>is to prevent the application from modifying the parameter after the stub checks the value.</text:span></text:p>
      <text:p text:style-name="P5"/>
      <text:p text:style-name="P1">9. What is a bootloader?</text:p>
      <text:p text:style-name="P1"><text:tab/><text:span text:style-name="T9">A program stored at a fixed position on disk to load the operating system into memory and <text:tab/>start it executing.</text:span></text:p>
      <text:p text:style-name="P5"/>
      <text:p text:style-name="P1">10. What is the difference between a host operating system and a guest operating system?</text:p>
      <text:p text:style-name="P1"><text:tab/><text:span text:style-name="T9">The operating system that provides the virtual machine abstraction is the host operating <text:tab/>system, while the guest operating system runs inside the virtual machin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8:31:57.291091508</meta:creation-date>
    <dc:date>2019-05-17T14:17:59.683405955</dc:date>
    <meta:editing-duration>PT11M5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371" meta:character-count="2215" meta:non-whitespace-character-count="1848"/>
  </office:meta>
</office:document-meta>
</file>